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line-through-style="none" style:text-line-through-type="none" style:text-underline-style="solid" style:text-underline-width="auto" style:text-underline-color="font-color" fo:font-weight="bold" officeooo:rsid="000adfaa" officeooo:paragraph-rsid="000adfaa" style:font-weight-asian="bold" style:font-weight-complex="bold"/>
    </style:style>
    <style:style style:name="P2"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adfaa" officeooo:paragraph-rsid="000adfaa" style:font-weight-asian="normal" style:font-weight-complex="normal"/>
    </style:style>
    <style:style style:name="P3"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adfaa" officeooo:paragraph-rsid="0012536b" style:font-weight-asian="normal" style:font-weight-complex="normal"/>
    </style:style>
    <style:style style:name="P4"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c0e27" officeooo:paragraph-rsid="000c0e27" style:font-weight-asian="normal" style:font-weight-complex="normal"/>
    </style:style>
    <style:style style:name="P5"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da30d" officeooo:paragraph-rsid="000da30d" style:font-weight-asian="normal" style:font-weight-complex="normal"/>
    </style:style>
    <style:style style:name="P6"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da30d" officeooo:paragraph-rsid="0012536b" style:font-weight-asian="normal" style:font-weight-complex="normal"/>
    </style:style>
    <style:style style:name="P7"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e5bb1" officeooo:paragraph-rsid="000e5bb1" style:font-weight-asian="normal" style:font-weight-complex="normal"/>
    </style:style>
    <style:style style:name="P8"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f6f83" officeooo:paragraph-rsid="000f6f83" style:font-weight-asian="normal" style:font-weight-complex="normal"/>
    </style:style>
    <style:style style:name="P9"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135f1d" officeooo:paragraph-rsid="00135f1d" style:font-weight-asian="normal" style:font-weight-complex="normal"/>
    </style:style>
    <style:style style:name="P10"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14ca12" officeooo:paragraph-rsid="0014ca12" style:font-weight-asian="normal" style:font-weight-complex="normal"/>
    </style:style>
    <style:style style:name="P11"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15b505" officeooo:paragraph-rsid="0015b505" style:font-weight-asian="normal" style:font-weight-complex="normal"/>
    </style:style>
    <style:style style:name="P12" style:family="paragraph" style:parent-style-name="Standard">
      <style:paragraph-properties fo:text-align="start" style:justify-single-word="false"/>
      <style:text-properties style:text-line-through-style="none" style:text-line-through-type="none" style:text-underline-style="none" fo:font-weight="normal" officeooo:rsid="0015b505" officeooo:paragraph-rsid="0015b505" style:font-weight-asian="normal" style:font-weight-complex="normal"/>
    </style:style>
    <style:style style:name="P13" style:family="paragraph" style:parent-style-name="Standard" style:list-style-name="L1">
      <style:paragraph-properties fo:text-align="start" style:justify-single-word="false"/>
      <style:text-properties officeooo:rsid="000f6f83" officeooo:paragraph-rsid="000f6f83"/>
    </style:style>
    <style:style style:name="P14" style:family="paragraph" style:parent-style-name="Standard" style:list-style-name="L1">
      <style:paragraph-properties fo:text-align="start" style:justify-single-word="false"/>
      <style:text-properties officeooo:rsid="00104503" officeooo:paragraph-rsid="00104503"/>
    </style:style>
    <style:style style:name="P15" style:family="paragraph" style:parent-style-name="Standard" style:list-style-name="L1">
      <style:paragraph-properties fo:text-align="start" style:justify-single-word="false"/>
      <style:text-properties officeooo:rsid="0012076f" officeooo:paragraph-rsid="0012076f"/>
    </style:style>
    <style:style style:name="P16" style:family="paragraph" style:parent-style-name="Standard" style:list-style-name="L1">
      <style:paragraph-properties fo:text-align="start" style:justify-single-word="false"/>
      <style:text-properties officeooo:rsid="0012536b" officeooo:paragraph-rsid="0012536b"/>
    </style:style>
    <style:style style:name="P17" style:family="paragraph" style:parent-style-name="Standard" style:list-style-name="L1">
      <style:paragraph-properties fo:text-align="start" style:justify-single-word="false" fo:break-before="page"/>
      <style:text-properties officeooo:rsid="0012536b" officeooo:paragraph-rsid="0012536b"/>
    </style:style>
    <style:style style:name="T1" style:family="text">
      <style:text-properties officeooo:rsid="000da30d"/>
    </style:style>
    <style:style style:name="T2" style:family="text">
      <style:text-properties style:text-line-through-style="none" style:text-line-through-type="none" style:text-underline-style="none" fo:font-weight="normal" style:font-weight-asian="normal" style:font-weight-complex="normal"/>
    </style:style>
    <style:style style:name="T3" style:family="text">
      <style:text-properties officeooo:rsid="001627c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s</text:p>
      <text:p text:style-name="P1"/>
      <text:p text:style-name="P12">The list below show<text:span text:style-name="T3">s</text:span> the different screens that Backsplice requires to implement each user story and the features each screen must possess. Camp staff do not have access to desktops or laptops <text:span text:style-name="T3">most of the time, but they do have access to mobile devices. This list represents a mobile first perspective. The current plan is to develop a Gant chart to decide the order in which features and screens will be implemented. In cases where screens share features and effort will be made to decouple the feature from the screen so that it can be dropped in where needed without duplicating code.</text:span></text:p>
      <text:p text:style-name="P1"/>
      <text:list xml:id="list8306850727439233874" text:style-name="L1">
        <text:list-item>
          <text:p text:style-name="P2">Instructor home</text:p>
          <text:list>
            <text:list-item>
              <text:p text:style-name="P2">Display a list of all courses that the instructor is teaching for the week <text:span text:style-name="T1">in ascending order by period</text:span></text:p>
            </text:list-item>
            <text:list-item>
              <text:p text:style-name="P2">Search for a specific course that the instructor is teaching, by name.</text:p>
            </text:list-item>
            <text:list-item>
              <text:p text:style-name="P2">Filter the list of courses by period or name.</text:p>
            </text:list-item>
            <text:list-item>
              <text:p text:style-name="P5">Show courses from past weeks when selected by the user</text:p>
            </text:list-item>
          </text:list>
        </text:list-item>
        <text:list-item>
          <text:p text:style-name="P2">Login</text:p>
          <text:list>
            <text:list-item>
              <text:p text:style-name="P2">Secure account login</text:p>
            </text:list-item>
          </text:list>
        </text:list-item>
        <text:list-item>
          <text:p text:style-name="P2">Account creation</text:p>
        </text:list-item>
        <text:list-item>
          <text:p text:style-name="P2">Course overview</text:p>
          <text:list>
            <text:list-item>
              <text:p text:style-name="P4">Display the number of scouts in the course.</text:p>
            </text:list-item>
            <text:list-item>
              <text:p text:style-name="P4">Display all of the requirements for the course.</text:p>
            </text:list-item>
            <text:list-item>
              <text:p text:style-name="P4">Display the ratio of scouts that have completed each requirement.</text:p>
            </text:list-item>
            <text:list-item>
              <text:p text:style-name="P5">Navigate to requirements sign off</text:p>
            </text:list-item>
            <text:list-item>
              <text:p text:style-name="P8">Navigate to course scouts</text:p>
            </text:list-item>
          </text:list>
        </text:list-item>
        <text:list-item>
          <text:p text:style-name="P2">Attendance</text:p>
          <text:list>
            <text:list-item>
              <text:p text:style-name="P4">Display a date selector that allows the user to select a date</text:p>
            </text:list-item>
            <text:list-item>
              <text:p text:style-name="P4">Read only mode for <text:span text:style-name="T1">attendance sheets that have already been submitted with confirmation required to edit</text:span></text:p>
            </text:list-item>
            <text:list-item>
              <text:p text:style-name="P4">Display a checklist of all scouts in the course sorted by <text:span text:style-name="T1">last name, all are selected by default.</text:span></text:p>
            </text:list-item>
            <text:list-item>
              <text:p text:style-name="P5">Save the attendance sheet to the database</text:p>
            </text:list-item>
          </text:list>
        </text:list-item>
        <text:list-item>
          <text:p text:style-name="P5">Requirements sign off</text:p>
          <text:list>
            <text:list-item>
              <text:p text:style-name="P5">Display a checklist of the requirements for the course</text:p>
            </text:list-item>
            <text:list-item>
              <text:p text:style-name="P7">Display a checklist of scouts that the requirements will be applied to (default all who are on the attendance sheet for the day)</text:p>
            </text:list-item>
            <text:list-item>
              <text:p text:style-name="P8">Save the the requirements sign offs to the database</text:p>
            </text:list-item>
          </text:list>
        </text:list-item>
        <text:list-item>
          <text:p text:style-name="P13"><text:span text:style-name="T2">Course scouts</text:span></text:p>
          <text:list>
            <text:list-item>
              <text:p text:style-name="P13"><text:span text:style-name="T2">Display a list of scouts in the course</text:span></text:p>
            </text:list-item>
            <text:list-item>
              <text:p text:style-name="P15"><text:span text:style-name="T2">Search for a specific scout by name</text:span></text:p>
            </text:list-item>
            <text:list-item>
              <text:p text:style-name="P13"><text:span text:style-name="T2">Navigate to scout course overview</text:span></text:p>
            </text:list-item>
          </text:list>
        </text:list-item>
        <text:list-item>
          <text:p text:style-name="P13"><text:span text:style-name="T2">Scout course overview</text:span></text:p>
          <text:list>
            <text:list-item>
              <text:p text:style-name="P14"><text:span text:style-name="T2">Display the list of requirements the scout has completed in read only mode with confirmation required to edit</text:span></text:p>
            </text:list-item>
            <text:list-item>
              <text:p text:style-name="P14"><text:span text:style-name="T2">Display an editable checklist of requirements where those completed are checked and those not completed unchecked</text:span></text:p>
            </text:list-item>
            <text:list-item>
              <text:p text:style-name="P15"><text:span text:style-name="T2">Save edits to the database</text:span></text:p>
            </text:list-item>
          </text:list>
        </text:list-item>
        <text:list-item>
          <text:p text:style-name="P16"><text:span text:style-name="T2">Scouts</text:span></text:p>
          <text:list>
            <text:list-item>
              <text:p text:style-name="P16"><text:soft-page-break/><text:span text:style-name="T2">Display a list of all scouts in camp that week</text:span></text:p>
            </text:list-item>
            <text:list-item>
              <text:p text:style-name="P16"><text:span text:style-name="T2">Filter the list by troop</text:span></text:p>
            </text:list-item>
            <text:list-item>
              <text:p text:style-name="P16"><text:span text:style-name="T2">Search for a scout by name</text:span></text:p>
              <text:p text:style-name="P17"><text:span text:style-name="T2"/></text:p>
            </text:list-item>
          </text:list>
        </text:list-item>
        <text:list-item>
          <text:p text:style-name="P16"><text:span text:style-name="T2">Program director home</text:span></text:p>
          <text:list>
            <text:list-item>
              <text:p text:style-name="P3">Display a list of all courses for the week <text:span text:style-name="T1">in ascending order by period</text:span></text:p>
            </text:list-item>
            <text:list-item>
              <text:p text:style-name="P3">Search for a specific course by name.</text:p>
            </text:list-item>
            <text:list-item>
              <text:p text:style-name="P3">Filter the list of courses by period or name.</text:p>
            </text:list-item>
            <text:list-item>
              <text:p text:style-name="P6">Show courses from past weeks when selected by the user</text:p>
            </text:list-item>
            <text:list-item>
              <text:p text:style-name="P11">Give the program director the option to create courses for the week if none exist yet</text:p>
            </text:list-item>
          </text:list>
        </text:list-item>
        <text:list-item>
          <text:p text:style-name="P9">Scout overview</text:p>
          <text:list>
            <text:list-item>
              <text:p text:style-name="P9">Display a list of courses the scout is taking in ascending order by period (read only by default, editable with confirmation)</text:p>
            </text:list-item>
            <text:list-item>
              <text:p text:style-name="P9">Disenroll a scout from a course</text:p>
            </text:list-item>
            <text:list-item>
              <text:p text:style-name="P9">Enroll a scout in a course</text:p>
            </text:list-item>
          </text:list>
        </text:list-item>
        <text:list-item>
          <text:p text:style-name="P9">Enroll scout</text:p>
          <text:list>
            <text:list-item>
              <text:p text:style-name="P9">Display a list of available courses for the week including the number of scouts already enrolled in the course</text:p>
            </text:list-item>
            <text:list-item>
              <text:p text:style-name="P9">Filter the list by period</text:p>
            </text:list-item>
            <text:list-item>
              <text:p text:style-name="P9">Search for a course by name</text:p>
            </text:list-item>
            <text:list-item>
              <text:p text:style-name="P9">Commit the enrollment to the database</text:p>
            </text:list-item>
          </text:list>
        </text:list-item>
        <text:list-item>
          <text:p text:style-name="P10">Pending requests</text:p>
          <text:list>
            <text:list-item>
              <text:p text:style-name="P10">Display a list of list of account creation requests that have been submitted.</text:p>
            </text:list-item>
            <text:list-item>
              <text:p text:style-name="P10">Deny request</text:p>
            </text:list-item>
            <text:list-item>
              <text:p text:style-name="P10">Approve requests</text:p>
            </text:list-item>
          </text:list>
        </text:list-item>
        <text:list-item>
          <text:p text:style-name="P10">Approve instructors</text:p>
          <text:list>
            <text:list-item>
              <text:p text:style-name="P10">Display a list of all courses available in camp for the summer as a checklist</text:p>
            </text:list-item>
            <text:list-item>
              <text:p text:style-name="P10">Filter the list by period</text:p>
            </text:list-item>
            <text:list-item>
              <text:p text:style-name="P10">Search for a course by name</text:p>
            </text:list-item>
            <text:list-item>
              <text:p text:style-name="P10">Grant rights to the selected courses</text:p>
            </text:list-item>
            <text:list-item>
              <text:p text:style-name="P10">Send activation email to the instructors</text:p>
            </text:list-item>
          </text:list>
        </text:list-item>
        <text:list-item>
          <text:p text:style-name="P10">Instructors</text:p>
          <text:list>
            <text:list-item>
              <text:p text:style-name="P10">Display a list of all instructor accounts</text:p>
            </text:list-item>
            <text:list-item>
              <text:p text:style-name="P10">Search for instructor by name</text:p>
            </text:list-item>
          </text:list>
        </text:list-item>
        <text:list-item>
          <text:p text:style-name="P11">Instructor overview</text:p>
          <text:list>
            <text:list-item>
              <text:p text:style-name="P11">Display a list of all courses taught by the instructors</text:p>
            </text:list-item>
            <text:list-item>
              <text:p text:style-name="P11">Terminate the instructor</text:p>
            </text:list-item>
            <text:list-item>
              <text:p text:style-name="P11">Termination warning message with confirmation</text:p>
            </text:list-item>
            <text:list-item>
              <text:p text:style-name="P11">Complete the termination</text:p>
            </text:list-item>
            <text:list-item>
              <text:p text:style-name="P11">Add course</text:p>
            </text:list-item>
            <text:list-item>
              <text:p text:style-name="P11">Remove course</text:p>
            </text:list-item>
          </text:list>
        </text:list-item>
        <text:list-item>
          <text:p text:style-name="P11">Create courses</text:p>
          <text:list>
            <text:list-item>
              <text:p text:style-name="P11">Upload doubleknot roster</text:p>
            </text:list-item>
            <text:list-item>
              <text:p text:style-name="P11">Display the week start date as the current date and the week end date to 7 days after the start date and week number to one greater than the last used week number. Allow the user to change these</text:p>
            </text:list-item>
            <text:list-item>
              <text:p text:style-name="P11">Start the paperwork creation proces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20:55:33.158708333</meta:creation-date>
    <dc:date>2017-03-23T22:57:05.810350149</dc:date>
    <meta:editing-duration>PT5M58S</meta:editing-duration>
    <meta:editing-cycles>1</meta:editing-cycles>
    <meta:document-statistic meta:table-count="0" meta:image-count="0" meta:object-count="0" meta:page-count="3" meta:paragraph-count="77" meta:word-count="737" meta:character-count="3887" meta:non-whitespace-character-count="3301"/>
    <meta:generator>LibreOffice/5.1.6.2$Linux_X86_64 LibreOffice_project/10m0$Build-2</meta:generator>
  </office:meta>
</office:document-meta>
</file>